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T Mono" svg:font-family="'PT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T Mono1" svg:font-family="'PT Mono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P2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9pt" style:font-name-asian="Courier New2" style:font-size-asian="9pt" style:font-name-complex="Courier New2" style:font-size-complex="9pt"/>
    </style:style>
    <style:style style:name="P3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style:text-properties style:font-name="PT Mono" style:font-name-asian="PT Mono1" style:font-name-complex="PT Mono1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2" style:font-size-asian="11pt" style:font-style-asian="normal" style:font-weight-asian="normal" style:font-name-complex="Courier New2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9pt" style:font-name-asian="Courier New2" style:font-size-asian="9pt" style:font-name-complex="Courier New2" style:font-size-complex="9pt"/>
    </style:style>
    <style:style style:name="P11" style:family="paragraph" style:parent-style-name="Standard" style:list-style-name="WWNum1">
      <loext:graphic-properties draw:fill="solid" draw:fill-color="#ffffff"/>
      <style:paragraph-properties fo:margin-left="0.3228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2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2" style:font-size-asian="11pt" style:font-style-asian="normal" style:font-weight-asian="normal" style:font-name-complex="Courier New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2" style:font-size-asian="11pt" style:font-style-asian="normal" style:font-weight-asian="normal" style:font-name-complex="Courier New2" style:font-size-complex="11pt" fo:background-color="#ffff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bold" style:font-name-asian="Courier New2" style:font-size-asian="11pt" style:font-style-asian="normal" style:font-weight-asian="bold" style:font-name-complex="Courier New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9pt" fo:font-style="normal" style:text-underline-style="none" fo:font-weight="normal" style:font-name-asian="Courier New2" style:font-size-asian="9pt" style:font-style-asian="normal" style:font-weight-asian="normal" style:font-name-complex="Courier New2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style:font-size-asian="9pt" style:font-style-asian="normal" style:font-weight-asian="normal" style:font-size-complex="9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urier New" fo:font-size="11pt" fo:font-style="normal" style:text-underline-style="none" fo:font-weight="bold" style:font-name-asian="Courier New2" style:font-size-asian="11pt" style:font-style-asian="normal" style:font-weight-asian="bold" style:font-name-complex="Courier New2" style:font-size-complex="1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Courier New" fo:font-size="9pt" style:font-name-asian="Courier New2" style:font-size-asian="9pt" style:font-name-complex="Courier New2" style:font-size-complex="9pt"/>
    </style:style>
    <style:style style:name="T12" style:family="text">
      <style:text-properties style:font-name="Courier New" fo:font-size="9pt" fo:font-weight="bold" style:font-name-asian="Courier New2" style:font-size-asian="9pt" style:font-weight-asian="bold" style:font-name-complex="Courier New2" style:font-size-complex="9pt"/>
    </style:style>
    <style:style style:name="T13" style:family="text">
      <style:text-properties style:font-name="Courier New" style:font-name-asian="Courier New2" style:font-name-complex="Courier New2"/>
    </style:style>
    <style:style style:name="T14" style:family="text">
      <style:text-properties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15" style:family="text">
      <style:text-properties style:font-name="PT Mono" style:font-name-asian="PT Mono1" style:font-name-complex="PT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ation on PyNSource models.</text:p>
      <text:p text:style-name="Standard">version 1.7</text:p>
      <text:p text:style-name="Standard">Jan 2019</text:p>
      <text:p text:style-name="Standard">Andy Bulka </text:p>
      <text:p text:style-name="Standard">abulka@gmail.com</text:p>
      <text:p text:style-name="Heading_20_1"><text:bookmark text:name="_fuy24opywvnc"/>There a re two ‘models’ in use.</text:p>
      <text:list xml:id="list1560839076" text:style-name="WWNum2">
        <text:list-item>
          <text:p text:style-name="P5"><text:span text:style-name="T1">ParseModel</text:span><text:span text:style-name="T2"> – this is the parse model, after the raw parsing.</text:span></text:p>
        </text:list-item>
        <text:list-item>
          <text:p text:style-name="P5"><text:span text:style-name="T2">DisplayModel for displaying the parse model on the canvas, a mapping of abstract nodes to wxpython OGL shapes done via a </text:span><text:span text:style-name="T1">UmlGraph</text:span><text:span text:style-name="T2"> – a graph of nodes and edges for layout purposes, self.graph</text:span></text:p>
        </text:list-item>
      </text:list>
      <text:p text:style-name="Standard"/>
      <text:p text:style-name="Standard"><text:bookmark text:name="_gjdgxs"/>The parse model "classes" are represented by Graph "nodes" where the node.id is the name of the class, and the node x,y,width,height is abstract positioning for layout purposes. <text:s/>Subclasses of GraphNode have attributes and methods for properly representing the parse model "classes" which have been detected from parsing the source code.</text:p>
      <text:p text:style-name="Heading_20_2"><text:bookmark text:name="_cxkgmf6crusc"/>ParseModel</text:p>
      <text:p text:style-name="Standard">In class CmdFileImportBase inside <text:span text:style-name="T9">filemgmt.py</text:span> the parsing process begins with a call to new_parser(f) which returns the parsemodel. <text:s/>The parsemodel structure is documented in <text:span text:style-name="T9">dump_pmodel.py</text:span> thus:</text:p>
      <text:p text:style-name="P6"><text:span text:style-name="T3"><text:s text:c="4"/>class AbstractParseModel(object):</text:span></text:p>
      <text:p text:style-name="P6"><text:span text:style-name="T3"><text:s text:c="8"/>def __init__(self):</text:span></text:p>
      <text:p text:style-name="P6"><text:span text:style-name="T3"><text:s text:c="12"/>self.</text:span><text:span text:style-name="T5">classlist</text:span><text:span text:style-name="T3"> = {}</text:span></text:p>
      <text:p text:style-name="P6"><text:span text:style-name="T3"><text:s text:c="12"/>self.</text:span><text:span text:style-name="T5">modulemethods</text:span><text:span text:style-name="T3"> = []</text:span></text:p>
      <text:p text:style-name="P6"><text:span text:style-name="T3"><text:tab/><text:tab/> self.</text:span><text:span text:style-name="T8">errors</text:span><text:span text:style-name="T3"> = "" <text:s text:c="2"/># new as of 2019</text:span></text:p>
      <text:p text:style-name="P6"><text:span text:style-name="T3"><text:s text:c="12"/></text:span></text:p>
      <text:p text:style-name="Standard">where</text:p>
      <text:p text:style-name="P6"><text:span text:style-name="T3"><text:s text:c="4"/>.classlist {classname:classentry, ...} where classname is a string, classentry is a class containing</text:span></text:p>
      <text:p text:style-name="P6"><text:soft-page-break/><text:span text:style-name="T3"><text:s text:c="8"/>.ismodulenotrealclass T/F</text:span></text:p>
      <text:p text:style-name="P6"><text:span text:style-name="T3"><text:s text:c="8"/>.classdependencytuples [(fromclass, toclass), ...]</text:span></text:p>
      <text:p text:style-name="P6"><text:span text:style-name="T3"><text:s text:c="8"/>.classesinheritsfrom [class, ...] <text:s/># todo should be renamed classinheritsfrom (singular)</text:span></text:p>
      <text:p text:style-name="P6"><text:span text:style-name="T3"><text:s text:c="8"/>.attrs [attrobj, ...]</text:span></text:p>
      <text:p text:style-name="P6"><text:span text:style-name="T3"><text:s text:c="16"/>.attrname</text:span></text:p>
      <text:p text:style-name="P6"><text:span text:style-name="T3"><text:s text:c="16"/>.attrtype [] <text:s/># todo should be renamed attrtypes plural</text:span></text:p>
      <text:p text:style-name="P6"><text:span text:style-name="T3"><text:s text:c="16"/>.compositedependencies <text:s/># todo (calculated in real time, should precalc)</text:span></text:p>
      <text:p text:style-name="P6"><text:span text:style-name="T3"><text:s text:c="8"/>.defs [method, ...]</text:span></text:p>
      <text:p text:style-name="P6"><text:span text:style-name="T3"><text:s text:c="8"/></text:span></text:p>
      <text:p text:style-name="P6"><text:span text:style-name="T3"><text:s text:c="4"/>.modulemethods = [method, ...]]</text:span></text:p>
      <text:p text:style-name="Standard"/>
      <text:p text:style-name="Standard">There is a useful</text:p>
      <text:p text:style-name="P6"><text:span text:style-name="T3">dump_old_structure(pmodel) </text:span></text:p>
      <text:p text:style-name="P7"/>
      <text:p text:style-name="Standard">function in there that you can use to dump the parse model. <text:s/>There is nothing in the gui that can dump the parse model out, but that is easily addresses. <text:s/>For example you could modify <text:span text:style-name="T9">filemgmt.py</text:span> to dump the parse model after a File/Import is done e.g.</text:p>
      <text:p text:style-name="P6"><text:span text:style-name="T3">class CmdFileImportBase(CmdBase): <text:s text:c="2"/># BASE</text:span></text:p>
      <text:p text:style-name="P6"><text:span text:style-name="T3"><text:s text:c="4"/>def execute(self):</text:span></text:p>
      <text:p text:style-name="P6"><text:span text:style-name="T3"><text:s text:c="8"/>assert self.files</text:span></text:p>
      <text:p text:style-name="P6"><text:span text:style-name="T3"><text:s text:c="8"/></text:span></text:p>
      <text:p text:style-name="P6"><text:span text:style-name="T3"><text:s text:c="8"/># these are tuples between class names.</text:span></text:p>
      <text:p text:style-name="P6"><text:span text:style-name="T3"><text:s text:c="8"/>self.context.model.ClearAssociations() <text:s text:c="6"/># WHY DO WE WANT TO DESTROY THIS VALUABLE INFO?</text:span></text:p>
      <text:p text:style-name="P7"><text:soft-page-break/></text:p>
      <text:p text:style-name="P6"><text:span text:style-name="T3"><text:s text:c="8"/>if self.files:</text:span></text:p>
      <text:p text:style-name="P6"><text:span text:style-name="T3"><text:s text:c="12"/>for f in self.files:</text:span></text:p>
      <text:p text:style-name="P6"><text:span text:style-name="T3"><text:s text:c="16"/>#pmodel, debuginfo = old_parser(f)</text:span></text:p>
      <text:p text:style-name="P6"><text:span text:style-name="T3"><text:s text:c="16"/>pmodel, debuginfo = new_parser(f)</text:span></text:p>
      <text:p text:style-name="P6"><text:span text:style-name="T3"><text:s text:c="16"/></text:span></text:p>
      <text:p text:style-name="P6"><text:span text:style-name="T3"><text:s text:c="16"/>from parsing.dump_pmodel import dump_old_structure <text:s text:c="2"/></text:span><text:span text:style-name="T4"># ADD THIS</text:span></text:p>
      <text:p text:style-name="P6"><text:span text:style-name="T3"><text:s text:c="16"/>print dump_old_structure(pmodel) <text:s text:c="20"/></text:span><text:span text:style-name="T4"># ADD THIS</text:span></text:p>
      <text:p text:style-name="P6"><text:span text:style-name="T3"><text:s text:c="16"/></text:span></text:p>
      <text:p text:style-name="P6"><text:span text:style-name="T3"><text:s text:c="16"/>self.context.model.ConvertParseModelToUmlModel(pmodel)</text:span></text:p>
      <text:p text:style-name="P7"/>
      <text:p text:style-name="Standard"><text:span text:style-name="T10">Tip:</text:span> You could thus potentially use <text:span text:style-name="T10">dump_old_structure()</text:span> as a basis for a different loop that generates e.g. UMI.</text:p>
      <text:p text:style-name="Heading_20_2"><text:bookmark text:name="_6i8yw1ypssue"/>DisplayModel which is just the UmlGraph Model</text:p>
      <text:p text:style-name="Standard">The DisplayModel class reads the parse model and creates a different model of Graph <text:span text:style-name="T10">nodes/edges</text:span> mapped to wxpython OGL <text:span text:style-name="T10">shapes</text:span> on the umlcanvas. <text:s/>It stores these mappings<text:span text:style-name="T11"> </text:span>in <text:s/>self.graph, which contains all the Graph <text:span text:style-name="T10">nodes/edges</text:span> which are used for layout purposes. <text:s/></text:p>
      <text:p text:style-name="P9"/>
      <text:p text:style-name="P9">Each graph node corresponds to a shape in terms of x, y, width, height – but nothing else, because that's all you need for working out layout and overlap. <text:s/></text:p>
      <text:p text:style-name="P9"/>
      <text:p text:style-name="P9">More specific nodes are subclassed from GraphNode e.g. UmlNode and CommentNode. <text:s/>All GraphNodes live inside a Graph. <text:s/>Our specialised UmlGraph inherites from Graph and has extra methods for persistence related stuff – see the diagram <text:span text:style-name="T9">comment nodes - UML class-sequence-combo diagram 2019.pdf</text:span> </text:p>
      <text:p text:style-name="P10"/>
      <text:list xml:id="list923491262" text:style-name="WWNum1">
        <text:list-item>
          <text:p text:style-name="P11"><text:span text:style-name="T6">self.graph = UmlGraph() <text:s text:c="2"/># graph is full of GraphNode objects, and associations, which are ultimately what we layout.</text:span></text:p>
        </text:list-item>
      </text:list>
      <text:p text:style-name="P10"/>
      <text:p text:style-name="P9"><text:soft-page-break/>containing</text:p>
      <text:p text:style-name="P6"><text:span text:style-name="T3"><text:tab/>self.graph.nodes</text:span></text:p>
      <text:p text:style-name="P6"><text:span text:style-name="T3"><text:tab/>self.graph.edges</text:span></text:p>
      <text:p text:style-name="P10"/>
      <text:p text:style-name="Standard">nodes are a list of GraphNode</text:p>
      <text:p text:style-name="Standard">edges are a list of dictionaries with the keys</text:p>
      <text:p text:style-name="Standard"/>
      <text:p text:style-name="Standard"><text:span text:style-name="T13">edge["source"]</text:span> which is the from_node</text:p>
      <text:p text:style-name="Standard"><text:span text:style-name="T13">edge["target"] </text:span>which is the to_node</text:p>
      <text:p text:style-name="Standard"><text:span text:style-name="T13">edge["uml_edge_type"]</text:span> one of "generalisation", "composition", "association"</text:p>
      <text:p text:style-name="Standard"/>
      <text:p text:style-name="Standard">once displaymodel.build_view() is called, shapes are attached to the graph model thus:</text:p>
      <text:p text:style-name="Standard"><text:span text:style-name="T13">node.shape</text:span></text:p>
      <text:p text:style-name="Standard"><text:span text:style-name="T13">edge["shape"]</text:span></text:p>
      <text:p text:style-name="Heading_20_1"><text:bookmark text:name="_am3w4n31kkt8"/>Dumping out the Models</text:p>
      <text:p text:style-name="Heading_20_2"><text:bookmark text:name="_131e2vg5ja8c"/>Dumping out the ParseModel</text:p>
      <text:p text:style-name="Standard">pmodel, debuginfo = parse_source(source_code, options={})</text:p>
      <text:p text:style-name="Standard">print(pmodel.classlist)</text:p>
      <text:p text:style-name="Standard">print((dump_old_structure(pmodel)))</text:p>
      <text:p text:style-name="Standard"/>
      <text:p text:style-name="P8"><text:span text:style-name="T14">Fred (is module=0) inherits from ['Mary', 'Sam'] </text:span></text:p>
      <text:p text:style-name="P8"><text:soft-page-break/><text:span text:style-name="T14"><text:s text:c="4"/>class dependencies []</text:span></text:p>
      <text:p text:style-name="P8"><text:span text:style-name="T14"><text:s text:c="4"/>modulemethods []</text:span></text:p>
      <text:p text:style-name="Standard"/>
      <text:p text:style-name="Heading_20_2"><text:bookmark text:name="_hqjk5tvz6k"/>Dumping out the DisplayModel</text:p>
      <text:p text:style-name="Standard">displaymode.Dump()</text:p>
      <text:p text:style-name="Standard"/>
      <text:p text:style-name="Standard"><text:span text:style-name="T14">vvvvvvvvvvvvvvvvvvvvvvvvvvvvvvvvvvvvvvvvvvvvvvvvvv</text:span></text:p>
      <text:p text:style-name="P1"/>
      <text:p text:style-name="Standard"><text:span text:style-name="T14"><text:s text:c="5"/>DisplayModel (Graph) <text:s text:c="2"/></text:span></text:p>
      <text:p text:style-name="P1"/>
      <text:p text:style-name="Standard"><text:span text:style-name="T14">---------------------------------------------------------------------- self.graph.nodes</text:span></text:p>
      <text:p text:style-name="P1"/>
      <text:p text:style-name="Standard"><text:span text:style-name="T14">Node <text:s text:c="3"/>ShapeMenuMgr: x/left,y/top ( <text:s/>10, <text:s text:c="2"/>10) w,h ( 202, <text:s/>354) layoutPosX,layoutPosY (-0.74, -1.10) shape=&lt;gui.uml_shapes.DividedShape&gt;</text:span></text:p>
      <text:p text:style-name="Standard"><text:span text:style-name="T14">Node <text:s text:c="8"/>wx.Menu: x/left,y/top ( 522, <text:s/>374) w,h ( <text:s/>69, <text:s text:c="2"/>24) layoutPosX,layoutPosY ( 0.74, <text:s/>1.10) shape=&lt;gui.uml_shapes.DividedShape&gt;</text:span></text:p>
      <text:p text:style-name="Standard"><text:span text:style-name="T14">---------------------------------------------------------------------- self.graph.edges</text:span></text:p>
      <text:p text:style-name="Standard"><text:span text:style-name="T14">from <text:s text:c="28"/>ShapeMenuMgr ---&gt; wx.Menu <text:s text:c="34"/>(composition) <text:s/>shape=None</text:span></text:p>
      <text:p text:style-name="P1"/>
      <text:p text:style-name="Standard"><text:span text:style-name="T14"><text:s text:c="2"/>MISC Scaling etc info </text:span></text:p>
      <text:p text:style-name="P1"/>
      <text:p text:style-name="Standard"><text:span text:style-name="T14">scale and radius <text:tab/><text:tab/><text:tab/> 2 <text:tab/><text:tab/> 10</text:span></text:p>
      <text:p text:style-name="Standard"><text:span text:style-name="T14">world_size<text:tab/><text:tab/><text:tab/> (1024, 728)</text:span></text:p>
      <text:p text:style-name="Standard"><text:soft-page-break/><text:span text:style-name="T14">layout (MinX/MinY)(MaxX/Maxy)<text:tab/>(-0.74,-1.10) (0.74,1.10)</text:span></text:p>
      <text:p text:style-name="Standard"><text:span text:style-name="T14">layout width height<text:tab/><text:tab/>1.49 2.19</text:span></text:p>
      <text:p text:style-name="Standard"><text:span text:style-name="T14">factorX factorY<text:tab/><text:tab/><text:tab/> 343 166</text:span></text:p>
      <text:p text:style-name="Standard"><text:span text:style-name="T14">line-line intersections 0</text:span></text:p>
      <text:p text:style-name="Standard"><text:span text:style-name="T14">node-node overlaps 0</text:span></text:p>
      <text:p text:style-name="Standard"><text:span text:style-name="T14">line-node crossings 0.0</text:span></text:p>
      <text:p text:style-name="Standard"><text:span text:style-name="T14">bounds (522, 374)</text:span></text:p>
      <text:p text:style-name="Standard"/>
      <text:p text:style-name="Standard"/>
      <text:p text:style-name="Standard">This can be dumped at any time in the gui. <text:s/>Just run <text:span text:style-name="T9">rungui.bat</text:span> to ensure you get the console window and hit ‘d’ in the GUI when there is something in the workspace.</text:p>
      <text:p text:style-name="Standard">If you look at class CmdDumpUmlWorkspace(CmdBase): in <text:span text:style-name="T9">diagnostics.py</text:span> you will see this is called by pressing 'd' whilst the gui is running. <text:s/>It dumps the model using self.context.model.Dump()</text:p>
      <text:p text:style-name="Standard">Sometimes I see nothing dumped out in generalisation relationship diagnostic dump – not sure why that is – needs to be investigated.</text:p>
      <text:p text:style-name="Standard"><text:span text:style-name="T10">Tip:</text:span> You could potentially change the this dump routine to generate UMI or other formats, as a prototyping technique. <text:s/>Just print to console and hit ‘d’ to see the result – easy development! <text:s/>Later the algorithm can be properly integrated into PyNSource.</text:p>
      <text:p text:style-name="Standard"/>
      <text:p text:style-name="Heading_20_1"><text:bookmark text:name="_ev9oq8k2phgt"/>Persistence format</text:p>
      <text:p text:style-name="Standard">.pyns files</text:p>
      <text:p text:style-name="Standard"/>
      <text:p text:style-name="Standard">All formats are ‘custom’ and based on arrays, dictionaries and tuples. <text:s/>The ocassional class/object is also used.</text:p>
      <text:p text:style-name="P3"><text:span text:style-name="T11">{'type':'node', 'id':'CmdBase', 'x':557, 'y':270, 'width':87, 'height':31, 'attrs':'', 'meths':''}</text:span></text:p>
      <text:p text:style-name="P3"><text:span text:style-name="T11">{'type':'node', 'id':'CmdDeselectAllShapes', 'x':650, 'y':14, 'width':230, 'height':83, 'attrs':'', 'meths':'execute|undo'}</text:span></text:p>
      <text:p text:style-name="P3"><text:span text:style-name="T11">{'type':'edge', 'id':'CmdFileSaveWorkspace_to_CmdBase', 'source':'CmdFileSaveWorkspace', 'target':'CmdBase', 'uml_edge_type':'generalisation'}</text:span></text:p>
      <text:p text:style-name="P3"><text:soft-page-break/><text:span text:style-name="T11">{'type':'edge', 'id':'CmdFileLoadWorkspaceFromQuickPrompt_to_CmdFileLoadWorkspaceBase', 'source':'CmdFileLoadWorkspaceFromQuickPrompt', 'target':'CmdFileLoadWorkspaceBase', 'uml_edge_type':'generalisation'}</text:span></text:p>
      <text:p text:style-name="P2"/>
      <text:p text:style-name="Heading_20_2"><text:bookmark text:name="_5qs3sduiqzkt"/>2019 update, the 1.2 format</text:p>
      <text:p text:style-name="Standard">Added the comment type e.g.</text:p>
      <text:p text:style-name="P2"/>
      <text:p text:style-name="P3"><text:span text:style-name="T11"># PynSource Version 1.2</text:span></text:p>
      <text:p text:style-name="P3"><text:span text:style-name="T11">{'type':'meta', 'info1':'Lorem ipsum dolor sit amet, consectetur adipiscing elit is latin. Comments are saved.'}</text:span></text:p>
      <text:p text:style-name="P3"><text:span text:style-name="T11">{'type':'umlshape', 'id':'MyPrintout', 'x':21, 'y':164, 'width':136, 'height':174, 'attrs': 'canvas|log', 'meths': '__init__|OnBeginDocument|OnPreparePrinting|HasPage|GetPageInfo|OnPrintPage|IncreasePrintAreaSize'}</text:span></text:p>
      <text:p text:style-name="P3"><text:span text:style-name="T11">{'type':'umlshape', 'id':'wx', 'x':74, 'y':30, 'width':27, 'height':24, 'attrs': '', 'meths': ''}</text:span></text:p>
      <text:p text:style-name="P3"><text:span text:style-name="T11">{</text:span><text:span text:style-name="T12">'type':'comment'</text:span><text:span text:style-name="T11">, 'id':'C8004', 'x':203, 'y':42, 'width':200, 'height':100, 'comment': 'aW5pdGlhbCBjb21tZW50CnRoaXMgaXMgYSBjb21tZW50'}</text:span></text:p>
      <text:p text:style-name="P3"><text:span text:style-name="T11">{'type':'edge', 'id':'MyPrintout_to_wx', 'source':'MyPrintout', 'target':'wx', 'uml_edge_type': 'generalisation'}</text:span></text:p>
      <text:p text:style-name="Standard"/>
      <text:p text:style-name="Heading_20_1"><text:bookmark text:name="_cnc8s4vpwddo"/>Appendix</text:p>
      <text:p text:style-name="Standard"/>
      <text:p text:style-name="Heading_20_2"><text:bookmark text:name="_v7rl99j14sf8"/>Differences between old parser model used in pynsource and GitUML alsm</text:p>
      <text:p text:style-name="Standard"/>
      <text:p text:style-name="Standard"><text:span text:style-name="T15">OLD PARSE MODEL <text:s text:c="12"/>GITUML </text:span></text:p>
      <text:p text:style-name="Standard"><text:span text:style-name="T15">USED BY PYNSOURCE <text:s text:c="10"/>ALSM <text:s text:c="23"/>TYPE</text:span></text:p>
      <text:p text:style-name="Standard"><text:span text:style-name="T15">----------------- <text:s text:c="10"/>----------- <text:s text:c="16"/>-----------------------</text:span></text:p>
      <text:p text:style-name="P4"/>
      <text:p text:style-name="Standard"><text:span text:style-name="T15">pmodel.classlist <text:s text:c="11"/>alsm.classes <text:s text:c="15"/>: Dict[str, ClassEntry]</text:span></text:p>
      <text:p text:style-name="P4"><text:soft-page-break/></text:p>
      <text:p text:style-name="Standard"><text:span text:style-name="T15">ClassEntry</text:span></text:p>
      <text:p text:style-name="Standard"><text:span text:style-name="T15"><text:s text:c="4"/>.name <text:s text:c="18"/>.name <text:s text:c="3"/></text:span></text:p>
      <text:p text:style-name="Standard"><text:span text:style-name="T15"><text:s text:c="4"/>.defs <text:s text:c="18"/>.methods <text:s text:c="19"/>: List[?]</text:span></text:p>
      <text:p text:style-name="Standard"><text:span text:style-name="T15"><text:s text:c="4"/>.attrs <text:s text:c="17"/>.attributes <text:s text:c="16"/>: List[?]</text:span></text:p>
      <text:p text:style-name="Standard"><text:span text:style-name="T15"><text:s text:c="4"/>.classesinheritsfrom <text:s text:c="3"/>.classes_inherits_from <text:s text:c="5"/>: List[str]</text:span></text:p>
      <text:p text:style-name="Standard"><text:span text:style-name="T15"><text:s text:c="4"/>.classdependencytuples <text:s/>.class_dependency_tuples <text:s text:c="3"/>: List[str]</text:span></text:p>
      <text:p text:style-name="Standard"><text:span text:style-name="T15"><text:s text:c="4"/></text:span></text:p>
      <text:p text:style-name="Standard"><text:span text:style-name="T15"><text:s text:c="4"/>.ismodulenotrealclass <text:s text:c="2"/>no equivalent cos an alsm </text:span></text:p>
      <text:p text:style-name="Standard"><text:span text:style-name="T15"><text:s text:c="28"/>represents a module</text:span></text:p>
      <text:p text:style-name="P4"/>
      <text:p text:style-name="Standard">+ other differences not documented ye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T Mono" svg:font-family="'PT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T Mono1" svg:font-family="'PT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A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A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6" meta:word-count="930" meta:character-count="8191" meta:non-whitespace-character-count="6617"/>
    <meta:generator>LibreOfficeDev/6.0.5.2$Linux_X86_64 LibreOffice_project/</meta:generator>
  </office:meta>
</office:document-meta>
</file>